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465a4" loext:opacity="100%" style:font-name="DejaVu Sans Condensed" fo:font-size="16pt" officeooo:rsid="00155fa1" officeooo:paragraph-rsid="00155fa1"/>
    </style:style>
    <style:style style:name="P2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22b2c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22b2cd"/>
    </style:style>
    <style:style style:name="P4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22b2cd" officeooo:paragraph-rsid="0022b2c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22b2cd" officeooo:paragraph-rsid="0073569a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DejaVu Sans Mono" fo:font-size="12pt" officeooo:rsid="0022b2cd" officeooo:paragraph-rsid="0076cb41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DejaVu Sans Mono" fo:font-size="12pt" officeooo:rsid="0022b2cd" officeooo:paragraph-rsid="0073569a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DejaVu Sans Mono" fo:font-size="12pt" officeooo:rsid="0022b2cd" officeooo:paragraph-rsid="0074e4b7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DejaVu Sans Mono" fo:font-size="12pt" officeooo:rsid="0022b2cd" officeooo:paragraph-rsid="0075ed33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22b2cd" officeooo:paragraph-rsid="007be064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22b2cd" officeooo:paragraph-rsid="0024a613"/>
    </style:style>
    <style:style style:name="P12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2dcf80" officeooo:paragraph-rsid="002dcf80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2dcf80" officeooo:paragraph-rsid="002dcf80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DejaVu Sans Mono" fo:font-size="7pt" officeooo:rsid="002dcf80" officeooo:paragraph-rsid="002dcf80" style:font-size-asian="7pt" style:font-size-complex="7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DejaVu Sans Mono" fo:font-size="7pt" officeooo:rsid="002dcf80" officeooo:paragraph-rsid="0048219f" style:font-size-asian="7pt" style:font-size-complex="7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48fa8b" officeooo:paragraph-rsid="0048fa8b"/>
    </style:style>
    <style:style style:name="P17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155fa1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155fa1"/>
    </style:style>
    <style:style style:name="P19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style:text-underline-style="none" officeooo:rsid="00155fa1" officeooo:paragraph-rsid="00155fa1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style:text-underline-style="none" officeooo:rsid="00155fa1" officeooo:paragraph-rsid="00155fa1"/>
    </style:style>
    <style:style style:name="P21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1abaa2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1abaa2"/>
    </style:style>
    <style:style style:name="P23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21de4a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21de4a"/>
    </style:style>
    <style:style style:name="P25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3fc345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3fc345"/>
    </style:style>
    <style:style style:name="P27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41d0df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41d0df"/>
    </style:style>
    <style:style style:name="P29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42ed5a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42ed5a"/>
    </style:style>
    <style:style style:name="P31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439dd0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439dd0"/>
    </style:style>
    <style:style style:name="P33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5179fc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5179fc"/>
    </style:style>
    <style:style style:name="P35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51e015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51e015"/>
    </style:style>
    <style:style style:name="P37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572329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572329"/>
    </style:style>
    <style:style style:name="P39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57eb20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57eb20"/>
    </style:style>
    <style:style style:name="P41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59d6fe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59d6fe"/>
    </style:style>
    <style:style style:name="P43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5ae51e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5ae51e"/>
    </style:style>
    <style:style style:name="P45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style:text-underline-style="none" officeooo:rsid="00155fa1" officeooo:paragraph-rsid="005ae51e"/>
    </style:style>
    <style:style style:name="P46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style:text-underline-style="none" officeooo:rsid="00155fa1" officeooo:paragraph-rsid="003509f7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style:text-underline-style="none" officeooo:rsid="00155fa1" officeooo:paragraph-rsid="003509f7"/>
    </style:style>
    <style:style style:name="P48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style:text-underline-style="none" officeooo:rsid="00155fa1" officeooo:paragraph-rsid="003cc1bf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style:text-underline-style="none" officeooo:rsid="00155fa1" officeooo:paragraph-rsid="003cc1bf"/>
    </style:style>
    <style:style style:name="P50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style:text-underline-style="none" officeooo:rsid="00155fa1" officeooo:paragraph-rsid="001740f4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style:text-underline-style="none" officeooo:rsid="00155fa1" officeooo:paragraph-rsid="001740f4"/>
    </style:style>
    <style:style style:name="P52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style:text-underline-style="none" officeooo:rsid="00155fa1" officeooo:paragraph-rsid="001c134a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style:text-underline-style="none" officeooo:rsid="00155fa1" officeooo:paragraph-rsid="001c134a"/>
    </style:style>
    <style:style style:name="P54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style:text-underline-style="none" officeooo:rsid="00155fa1" officeooo:paragraph-rsid="0066c0a0"/>
    </style:style>
    <style:style style:name="P55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style:text-underline-style="none" officeooo:rsid="0066c0a0" officeooo:paragraph-rsid="0066c0a0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style:text-underline-style="none" officeooo:rsid="00155fa1" officeooo:paragraph-rsid="006889ac"/>
    </style:style>
    <style:style style:name="P57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style:text-underline-style="none" officeooo:rsid="0066c0a0" officeooo:paragraph-rsid="006b3816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style:text-underline-style="none" officeooo:rsid="00155fa1" officeooo:paragraph-rsid="006b3816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style:text-underline-style="none" officeooo:rsid="00155fa1" officeooo:paragraph-rsid="006d894e"/>
    </style:style>
    <style:style style:name="P60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style:text-underline-style="none" officeooo:rsid="00155fa1" officeooo:paragraph-rsid="006d894e"/>
    </style:style>
    <style:style style:name="T1" style:family="text">
      <style:text-properties officeooo:rsid="004ac4aa"/>
    </style:style>
    <style:style style:name="T2" style:family="text">
      <style:text-properties officeooo:rsid="0022b2cd"/>
    </style:style>
    <style:style style:name="T3" style:family="text">
      <style:text-properties officeooo:rsid="0026e7a7"/>
    </style:style>
    <style:style style:name="T4" style:family="text">
      <style:text-properties officeooo:rsid="0073569a"/>
    </style:style>
    <style:style style:name="T5" style:family="text">
      <style:text-properties officeooo:rsid="0076cb41"/>
    </style:style>
    <style:style style:name="T6" style:family="text">
      <style:text-properties officeooo:rsid="008bf87c"/>
    </style:style>
    <style:style style:name="T7" style:family="text">
      <style:text-properties fo:font-weight="normal" officeooo:rsid="0073569a" fo:background-color="#cccccc" loext:char-shading-value="0" style:font-weight-asian="normal" style:font-weight-complex="normal"/>
    </style:style>
    <style:style style:name="T8" style:family="text">
      <style:text-properties officeooo:rsid="0073569a" fo:background-color="#cccccc" loext:char-shading-value="0"/>
    </style:style>
    <style:style style:name="T9" style:family="text">
      <style:text-properties officeooo:rsid="008897bc" fo:background-color="#cccccc" loext:char-shading-value="0"/>
    </style:style>
    <style:style style:name="T10" style:family="text">
      <style:text-properties officeooo:rsid="0073569a" fo:background-color="#cccccc" loext:char-shading-value="0"/>
    </style:style>
    <style:style style:name="T11" style:family="text">
      <style:text-properties officeooo:rsid="0075ed33" fo:background-color="#cccccc" loext:char-shading-value="0"/>
    </style:style>
    <style:style style:name="T12" style:family="text">
      <style:text-properties officeooo:rsid="00769b9c" fo:background-color="#cccccc" loext:char-shading-value="0"/>
    </style:style>
    <style:style style:name="T13" style:family="text">
      <style:text-properties officeooo:rsid="00769b9c"/>
    </style:style>
    <style:style style:name="T14" style:family="text">
      <style:text-properties style:font-name="DejaVu Sans Mono" officeooo:rsid="0024a613"/>
    </style:style>
    <style:style style:name="T15" style:family="text">
      <style:text-properties style:font-name="DejaVu Sans Mono" officeooo:rsid="007a1b08"/>
    </style:style>
    <style:style style:name="T16" style:family="text">
      <style:text-properties officeooo:rsid="0024a613"/>
    </style:style>
    <style:style style:name="T17" style:family="text">
      <style:text-properties officeooo:rsid="007a1b08"/>
    </style:style>
    <style:style style:name="T18" style:family="text">
      <style:text-properties officeooo:rsid="007be064"/>
    </style:style>
    <style:style style:name="T19" style:family="text">
      <style:text-properties style:font-name="DejaVu Sans Mono" officeooo:rsid="00256eec"/>
    </style:style>
    <style:style style:name="T20" style:family="text">
      <style:text-properties style:font-name="DejaVu Sans Mono" officeooo:rsid="007be064"/>
    </style:style>
    <style:style style:name="T21" style:family="text">
      <style:text-properties officeooo:rsid="00256eec"/>
    </style:style>
    <style:style style:name="T22" style:family="text">
      <style:text-properties officeooo:rsid="0066c0a0"/>
    </style:style>
    <style:style style:name="T23" style:family="text">
      <style:text-properties officeooo:rsid="007dc324"/>
    </style:style>
    <style:style style:name="T24" style:family="text">
      <style:text-properties officeooo:rsid="007e53d6"/>
    </style:style>
    <style:style style:name="T25" style:family="text">
      <style:text-properties style:font-name="DejaVu Sans Mono"/>
    </style:style>
    <style:style style:name="T26" style:family="text">
      <style:text-properties style:font-name="DejaVu Sans Mono" officeooo:rsid="005cd1aa"/>
    </style:style>
    <style:style style:name="T27" style:family="text">
      <style:text-properties style:font-name="DejaVu Sans Mono" officeooo:rsid="005f53b7"/>
    </style:style>
    <style:style style:name="T28" style:family="text">
      <style:text-properties officeooo:rsid="005cd1aa"/>
    </style:style>
    <style:style style:name="T29" style:family="text">
      <style:text-properties officeooo:rsid="005f53b7"/>
    </style:style>
    <style:style style:name="T30" style:family="text">
      <style:text-properties officeooo:rsid="00823b3f"/>
    </style:style>
    <style:style style:name="T31" style:family="text">
      <style:text-properties officeooo:rsid="00333860"/>
    </style:style>
    <style:style style:name="T32" style:family="text">
      <style:text-properties officeooo:rsid="0054ca2b"/>
    </style:style>
    <style:style style:name="T33" style:family="text">
      <style:text-properties officeooo:rsid="00555e9c"/>
    </style:style>
    <style:style style:name="T34" style:family="text">
      <style:text-properties officeooo:rsid="00566cf5"/>
    </style:style>
    <style:style style:name="T35" style:family="text">
      <style:text-properties officeooo:rsid="007871a6"/>
    </style:style>
    <style:style style:name="T36" style:family="text">
      <style:text-properties officeooo:rsid="0084fbbf"/>
    </style:style>
    <style:style style:name="T37" style:family="text">
      <style:text-properties officeooo:rsid="003a9862"/>
    </style:style>
    <style:style style:name="T38" style:family="text">
      <style:text-properties officeooo:rsid="007329c1"/>
    </style:style>
    <style:style style:name="T39" style:family="text">
      <style:text-properties officeooo:rsid="008401c4"/>
    </style:style>
    <style:style style:name="T40" style:family="text">
      <style:text-properties officeooo:rsid="0048219f"/>
    </style:style>
    <style:style style:name="T41" style:family="text">
      <style:text-properties officeooo:rsid="0019230e"/>
    </style:style>
    <style:style style:name="T42" style:family="text">
      <style:text-properties officeooo:rsid="001abaa2"/>
    </style:style>
    <style:style style:name="T43" style:family="text">
      <style:text-properties officeooo:rsid="005be101"/>
    </style:style>
    <style:style style:name="T44" style:family="text">
      <style:text-properties officeooo:rsid="005c3346"/>
    </style:style>
    <style:style style:name="T45" style:family="text">
      <style:text-properties officeooo:rsid="0080ce29"/>
    </style:style>
    <style:style style:name="T46" style:family="text">
      <style:text-properties officeooo:rsid="0050884e"/>
    </style:style>
    <style:style style:name="T47" style:family="text">
      <style:text-properties officeooo:rsid="001c134a"/>
    </style:style>
    <style:style style:name="T48" style:family="text">
      <style:text-properties officeooo:rsid="0086b561"/>
    </style:style>
    <style:style style:name="T49" style:family="text">
      <style:text-properties officeooo:rsid="0021de4a"/>
    </style:style>
    <style:style style:name="T50" style:family="text">
      <style:text-properties officeooo:rsid="002961bf"/>
    </style:style>
    <style:style style:name="T51" style:family="text">
      <style:text-properties officeooo:rsid="003fc345"/>
    </style:style>
    <style:style style:name="T52" style:family="text">
      <style:text-properties officeooo:rsid="0087df78"/>
    </style:style>
    <style:style style:name="T53" style:family="text">
      <style:text-properties officeooo:rsid="0041ccb0"/>
    </style:style>
    <style:style style:name="T54" style:family="text">
      <style:text-properties officeooo:rsid="0042ed5a"/>
    </style:style>
    <style:style style:name="T55" style:family="text">
      <style:text-properties officeooo:rsid="00439dd0"/>
    </style:style>
    <style:style style:name="T56" style:family="text">
      <style:text-properties officeooo:rsid="005179fc"/>
    </style:style>
    <style:style style:name="T57" style:family="text">
      <style:text-properties officeooo:rsid="0051e015"/>
    </style:style>
    <style:style style:name="T58" style:family="text">
      <style:text-properties officeooo:rsid="00572329"/>
    </style:style>
    <style:style style:name="T59" style:family="text">
      <style:text-properties officeooo:rsid="0057eb20"/>
    </style:style>
    <style:style style:name="T60" style:family="text">
      <style:text-properties officeooo:rsid="0059d6fe"/>
    </style:style>
    <style:style style:name="T61" style:family="text">
      <style:text-properties officeooo:rsid="005ae51e"/>
    </style:style>
    <style:style style:name="T62" style:family="text">
      <style:text-properties style:text-position="0% 100%"/>
    </style:style>
    <style:style style:name="T63" style:family="text">
      <style:text-properties officeooo:rsid="003cc1bf"/>
    </style:style>
    <style:style style:name="T64" style:family="text">
      <style:text-properties officeooo:rsid="003b12dc"/>
    </style:style>
    <style:style style:name="T65" style:family="text">
      <style:text-properties officeooo:rsid="0037cb25"/>
    </style:style>
    <style:style style:name="T66" style:family="text">
      <style:text-properties officeooo:rsid="003509f7"/>
    </style:style>
    <style:style style:name="T67" style:family="text">
      <style:text-properties officeooo:rsid="003dcc18"/>
    </style:style>
    <style:style style:name="T68" style:family="text">
      <style:text-properties officeooo:rsid="003f4ac4"/>
    </style:style>
    <style:style style:name="T69" style:family="text">
      <style:text-properties officeooo:rsid="001740f4"/>
    </style:style>
    <style:style style:name="T70" style:family="text">
      <style:text-properties style:text-position="0% 100%" officeooo:rsid="001740f4"/>
    </style:style>
    <style:style style:name="T71" style:family="text">
      <style:text-properties officeooo:rsid="001cf087"/>
    </style:style>
    <style:style style:name="T72" style:family="text">
      <style:text-properties style:text-position="0% 100%" officeooo:rsid="001c134a"/>
    </style:style>
    <style:style style:name="T73" style:family="text">
      <style:text-properties officeooo:rsid="006f5bd2"/>
    </style:style>
    <style:style style:name="T74" style:family="text">
      <style:text-properties officeooo:rsid="00884f36"/>
    </style:style>
    <style:style style:name="T75" style:family="text">
      <style:text-properties officeooo:rsid="0088874b"/>
    </style:style>
    <style:style style:name="T76" style:family="text">
      <style:text-properties officeooo:rsid="006b3816"/>
    </style:style>
    <style:style style:name="T77" style:family="text">
      <style:text-properties officeooo:rsid="006bce3b"/>
    </style:style>
    <style:style style:name="T78" style:family="text">
      <style:text-properties officeooo:rsid="006d89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vnBin manual (Govno Core 32)</text:p>
      <text:p text:style-name="P2">1.1. Start</text:p>
      <text:p text:style-name="P3"><text:s text:c="2"/><text:span text:style-name="T1">Govno Core 32 is a 32-bit processor, that is used in GovnOS.</text:span></text:p>
      <text:p text:style-name="P2">1.<text:span text:style-name="T2">2</text:span>. <text:span text:style-name="T3">Memory layout</text:span></text:p>
      <text:p text:style-name="P3"><text:s text:c="2"/>Write text here.</text:p>
      <text:p text:style-name="P4">1.3. Registers</text:p>
      <text:p text:style-name="P5"><text:s text:c="2"/><text:span text:style-name="T4">Each 4 characters represents 1 byte;</text:span></text:p>
      <text:p text:style-name="P5"/>
      <text:p text:style-name="P6"><text:s/><text:span text:style-name="T4">|-----------------------------------------------------------|</text:span></text:p>
      <text:p text:style-name="P7"><text:s/><text:span text:style-name="T5">|32bits HI/32bits LO</text:span><text:span text:style-name="T6">|</text:span><text:span text:style-name="T5">16 bits <text:s/>|8bit| <text:s text:c="23"/>|</text:span></text:p>
      <text:p text:style-name="P7"><text:s/><text:span text:style-name="T4">|-----------------------------------------------------------|</text:span></text:p>
      <text:p text:style-name="P7"><text:s/><text:span text:style-name="T4">|</text:span><text:span text:style-name="T7">A <text:s text:c="2"/></text:span><text:span text:style-name="T8">/ <text:s text:c="3"/></text:span><text:span text:style-name="T4">|</text:span><text:span text:style-name="T8">X <text:s text:c="2"/>/ <text:s text:c="3"/></text:span><text:span text:style-name="T4">|</text:span><text:span text:style-name="T8">Y <text:s text:c="2"/>/ <text:s text:c="3"/></text:span><text:span text:style-name="T4">|</text:span><text:span text:style-name="T9">RV</text:span><text:span text:style-name="T10"> <text:s/></text:span><text:span text:style-name="T4">| <text:s text:c="23"/>|</text:span></text:p>
      <text:p text:style-name="P8"><text:s/><text:span text:style-name="T4">|-----------------------------------------------------------|</text:span></text:p>
      <text:p text:style-name="P8"><text:s/><text:span text:style-name="T4">|</text:span><text:span text:style-name="T8">CA <text:s/>/ <text:s text:c="3"/>/ <text:s text:c="3"/>/ <text:s text:c="3"/></text:span><text:span text:style-name="T4">|</text:span><text:span text:style-name="T8">CX <text:s/>/ <text:s text:c="3"/>/ <text:s text:c="3"/>/ <text:s text:c="3"/></text:span><text:span text:style-name="T4">|</text:span><text:span text:style-name="T8">CY <text:s/>/ <text:s text:c="3"/>/ <text:s text:c="3"/>/ <text:s text:c="3"/></text:span><text:span text:style-name="T4">|</text:span></text:p>
      <text:p text:style-name="P8"><text:s/><text:span text:style-name="T4">|-----------------------------------------------------------|</text:span></text:p>
      <text:p text:style-name="P9"><text:s/><text:span text:style-name="T4">|</text:span><text:span text:style-name="T11">SP</text:span><text:span text:style-name="T8"> <text:s/>/ <text:s text:c="3"/></text:span><text:span text:style-name="T4">|</text:span><text:span text:style-name="T11">CS</text:span><text:span text:style-name="T8"> <text:s/>/ <text:s text:c="3"/></text:span><text:span text:style-name="T4">|</text:span><text:span text:style-name="T11">PC</text:span><text:span text:style-name="T8"> <text:s/>/ <text:s text:c="3"/></text:span><text:span text:style-name="T4">|</text:span><text:span text:style-name="T12">FLAG</text:span><text:span text:style-name="T13">|</text:span><text:span text:style-name="T4"> <text:s text:c="23"/>|</text:span></text:p>
      <text:p text:style-name="P9"><text:s/><text:span text:style-name="T4">|-----------------------------------------------------------|</text:span></text:p>
      <text:p text:style-name="P9"/>
      <text:p text:style-name="P5"><text:s text:c="2"/><text:span text:style-name="T14">00-0</text:span><text:span text:style-name="T15">2</text:span><text:span text:style-name="T14">h </text:span><text:span text:style-name="T15">A, X, Y</text:span><text:span text:style-name="T16"> – General purpose (</text:span><text:span text:style-name="T17">16</text:span><text:span text:style-name="T16">-bit)</text:span></text:p>
      <text:p text:style-name="P10"><text:s text:c="2"/><text:span text:style-name="T18">03</text:span><text:span text:style-name="T19">-</text:span><text:span text:style-name="T20">05</text:span><text:span text:style-name="T14">h </text:span><text:span text:style-name="T21">E0-EF</text:span><text:span text:style-name="T22">H</text:span><text:span text:style-name="T16"> – </text:span><text:span text:style-name="T21">General purpose</text:span><text:span text:style-name="T16"> (32-bit)</text:span></text:p>
      <text:p text:style-name="P10"><text:s text:c="2"/><text:span text:style-name="T17">0</text:span><text:span text:style-name="T18">6</text:span><text:span text:style-name="T14">h <text:s text:c="3"/></text:span><text:span text:style-name="T16">SP – Stack </text:span><text:span text:style-name="T17">p</text:span><text:span text:style-name="T16">ointer (</text:span><text:span text:style-name="T23">16</text:span><text:span text:style-name="T16">-bit)</text:span></text:p>
      <text:p text:style-name="P11"><text:s text:c="2"/><text:span text:style-name="T17">0</text:span><text:span text:style-name="T18">7</text:span><text:span text:style-name="T14">h <text:s text:c="3"/></text:span><text:span text:style-name="T15">CS</text:span><text:span text:style-name="T16"> – </text:span><text:span text:style-name="T17">Counter p</text:span><text:span text:style-name="T16">ointer (</text:span><text:span text:style-name="T23">16</text:span><text:span text:style-name="T16">-bit)</text:span></text:p>
      <text:p text:style-name="P11"><text:s text:c="2"/><text:span text:style-name="T17">0</text:span><text:span text:style-name="T18">8</text:span><text:span text:style-name="T14">h <text:s text:c="3"/>PC</text:span><text:span text:style-name="T16"> – Program counter (</text:span><text:span text:style-name="T23">16</text:span><text:span text:style-name="T16">-bit)</text:span></text:p>
      <text:p text:style-name="P11"><text:s text:c="2"/><text:span text:style-name="T18">09</text:span><text:span text:style-name="T14">h </text:span><text:span text:style-name="T16">FLAGS – Flag registers (</text:span><text:span text:style-name="T24">8</text:span><text:span text:style-name="T16">-bit)</text:span></text:p>
      <text:p text:style-name="P12">1.4. Instruction table</text:p>
      <text:p text:style-name="P13"><text:span text:style-name="T25"><text:s text:c="2"/></text:span><text:span text:style-name="T26">7</text:span><text:span text:style-name="T27">1</text:span><text:span text:style-name="T26">-7F</text:span><text:span text:style-name="T28"> – GovnoCode reserved.</text:span></text:p>
      <text:p text:style-name="P13"><text:span text:style-name="T25"><text:s text:c="2"/></text:span><text:span text:style-name="T27">71</text:span><text:span text:style-name="T29"> – Directory branch.</text:span></text:p>
      <text:p text:style-name="P13"><text:span text:style-name="T25"><text:s text:c="2"/></text:span><text:span text:style-name="T27">72</text:span><text:span text:style-name="T29"> – File branch.</text:span></text:p>
      <text:p text:style-name="P13"><text:span text:style-name="T25"><text:s text:c="2"/></text:span><text:span text:style-name="T27">73</text:span><text:span text:style-name="T29"> – Group branch.</text:span></text:p>
      <text:p text:style-name="P13"><text:span text:style-name="T25"><text:s text:c="2"/></text:span><text:span text:style-name="T27">7F</text:span><text:span text:style-name="T29"> – End Of Disk</text:span></text:p>
      <text:p text:style-name="P14"/>
      <text:p text:style-name="P14"><text:s text:c="3"/>00 <text:s text:c="4"/>01 <text:s text:c="4"/>02 <text:s text:c="4"/>03 <text:s text:c="4"/>04 <text:s text:c="4"/>05 <text:s text:c="4"/>06 <text:s text:c="4"/>07 <text:s text:c="4"/>08 <text:s text:c="4"/>09 <text:s text:c="4"/>0A <text:s text:c="4"/>0B <text:s text:c="4"/>0C <text:s text:c="4"/>0D <text:s text:c="4"/>0E <text:s text:c="4"/>0F</text:p>
      <text:p text:style-name="P14">00 NOP <text:s text:c="3"/>CPUID <text:s/>CSP <text:s text:c="3"/>FLF <text:s text:c="3"/>FLRA <text:s text:c="2"/>FLRB <text:s text:c="2"/>FLRC <text:s text:c="2"/>JMP <text:s text:c="3"/>JMI <text:s text:c="3"/><text:span text:style-name="T30">R</text:span><text:span text:style-name="T31">AD <text:s text:c="3"/>RADI <text:s text:c="2"/>RSU <text:s text:c="3"/>RSUI <text:s text:c="2"/>RML <text:s text:c="3"/>RMLI <text:s text:c="2"/>RDV</text:span></text:p>
      <text:p text:style-name="P14">10 <text:span text:style-name="T31">RDVI <text:s text:c="2"/></text:span><text:span text:style-name="T32">CMP <text:s text:c="3"/>CMIM <text:s text:c="2"/></text:span><text:span text:style-name="T33">AND <text:s text:c="3"/>OR <text:s text:c="4"/>XOR <text:s text:c="3"/>NAND <text:s text:c="2"/>NOR <text:s text:c="3"/></text:span><text:span text:style-name="T34">NOT <text:s text:c="3"/></text:span><text:span text:style-name="T35">PUSH <text:s text:c="2"/>POP <text:s text:c="3"/>DUP <text:s text:c="3"/>SWAP <text:s text:c="2"/></text:span><text:span text:style-name="T36">ADD <text:s text:c="3"/>SUB <text:s text:c="3"/>MUL</text:span></text:p>
      <text:p text:style-name="P14">20 RDD <text:s text:c="3"/><text:span text:style-name="T37">LOD%</text:span><text:span text:style-name="T38">16 LOD%32 </text:span><text:span text:style-name="T39">INT <text:s text:c="3"/></text:span><text:span text:style-name="T36">DIV</text:span></text:p>
      <text:p text:style-name="P14">30</text:p>
      <text:p text:style-name="P14">40 LAB%16 LAB%32 LAR%16 LAR%32</text:p>
      <text:p text:style-name="P14">50</text:p>
      <text:p text:style-name="P14">60</text:p>
      <text:p text:style-name="P15">70 <text:span text:style-name="T40">\n <text:s text:c="4"/>\d <text:s text:c="4"/>\f <text:s text:c="4"/>\g <text:s text:c="4"/>\A <text:s text:c="4"/>\B <text:s text:c="4"/>\C <text:s text:c="4"/>\D <text:s text:c="4"/>\E <text:s text:c="4"/>\F <text:s text:c="4"/>\G <text:s text:c="4"/>\H <text:s text:c="4"/>\I <text:s text:c="4"/>\J <text:s text:c="4"/>\K <text:s text:c="4"/>\Z</text:span></text:p>
      <text:p text:style-name="P16"/>
      <text:p text:style-name="P4">2. Instructions</text:p>
      <text:p text:style-name="P17">2.1. 00 – NOP</text:p>
      <text:p text:style-name="P17"><text:s text:c="2"/>Usage: NOP.</text:p>
      <text:p text:style-name="P18"><text:s text:c="2"/>NOP is a No Operation Instruction. It is used to skip some memory parts, but still executing them.</text:p>
      <text:p text:style-name="P17">2.2. <text:span text:style-name="T41">0</text:span><text:span text:style-name="T42">1</text:span> – <text:span text:style-name="T41">CPUID</text:span></text:p>
      <text:p text:style-name="P17"><text:s text:c="2"/>Usage: <text:span text:style-name="T41">CPUID</text:span>.</text:p>
      <text:p text:style-name="P18"><text:s text:c="2"/><text:span text:style-name="T41">Puts CPU </text:span><text:span text:style-name="T43">ID</text:span><text:span text:style-name="T41"> into R</text:span><text:span text:style-name="T44">6</text:span><text:span text:style-name="T41"> register.</text:span></text:p>
      <text:p text:style-name="P19">2.3. 02 – CSP</text:p>
      <text:p text:style-name="P19"><text:soft-page-break/><text:s text:c="2"/>Usage: CSP.</text:p>
      <text:p text:style-name="P20"><text:s text:c="2"/>Used to halt the program waiting for keypress. Doesn’t store the keypress.</text:p>
      <text:p text:style-name="P21">2.<text:span text:style-name="T42">4</text:span>. <text:span text:style-name="T41">0</text:span><text:span text:style-name="T42">3</text:span> – <text:span text:style-name="T42">FLF</text:span></text:p>
      <text:p text:style-name="P21"><text:s text:c="2"/>Usage: <text:span text:style-name="T42">FLF</text:span>.</text:p>
      <text:p text:style-name="P22"><text:s text:c="2"/><text:span text:style-name="T42">Flushes all flags.</text:span></text:p>
      <text:p text:style-name="P21">2.<text:span text:style-name="T42">5</text:span>. <text:span text:style-name="T41">0</text:span><text:span text:style-name="T42">4</text:span> – <text:span text:style-name="T42">FLRA</text:span></text:p>
      <text:p text:style-name="P21"><text:s text:c="2"/>Usage: <text:span text:style-name="T42">FLRA</text:span>.</text:p>
      <text:p text:style-name="P22"><text:s text:c="2"/><text:span text:style-name="T42">Flushes </text:span><text:span text:style-name="T45">A, X, Y</text:span><text:span text:style-name="T42"> registers.</text:span></text:p>
      <text:p text:style-name="P21">2.<text:span text:style-name="T42">6</text:span>. <text:span text:style-name="T41">0</text:span><text:span text:style-name="T42">5</text:span> – <text:span text:style-name="T42">FLRB</text:span></text:p>
      <text:p text:style-name="P21"><text:s text:c="2"/>Usage: <text:span text:style-name="T42">FLRB</text:span>.</text:p>
      <text:p text:style-name="P22"><text:s text:c="2"/><text:span text:style-name="T42">Flushes </text:span><text:span text:style-name="T45">CA, CX, CY</text:span><text:span text:style-name="T42"> registers.</text:span></text:p>
      <text:p text:style-name="P21">2.<text:span text:style-name="T42">7</text:span>. <text:span text:style-name="T41">0</text:span><text:span text:style-name="T42">6</text:span> – <text:span text:style-name="T42">FLRC</text:span></text:p>
      <text:p text:style-name="P21"><text:s text:c="2"/>Usage: <text:span text:style-name="T42">FLRC</text:span>.</text:p>
      <text:p text:style-name="P22"><text:s text:c="2"/><text:span text:style-name="T42">Flushes SP </text:span><text:span text:style-name="T46">and</text:span><text:span text:style-name="T42"> </text:span><text:span text:style-name="T45">CS</text:span><text:span text:style-name="T42"> registers.</text:span></text:p>
      <text:p text:style-name="P23">2.<text:span text:style-name="T47">8</text:span>. <text:span text:style-name="T41">0</text:span><text:span text:style-name="T47">7</text:span> – <text:span text:style-name="T47">JMP</text:span></text:p>
      <text:p text:style-name="P23"><text:s text:c="2"/>Usage: <text:span text:style-name="T47">JMP (A%</text:span><text:span text:style-name="T48">16</text:span><text:span text:style-name="T47">)</text:span>.</text:p>
      <text:p text:style-name="P24"><text:s text:c="2"/><text:span text:style-name="T47">Sets PC to (A).</text:span></text:p>
      <text:p text:style-name="P25">2.<text:span text:style-name="T49">9</text:span>. <text:span text:style-name="T41">0</text:span><text:span text:style-name="T49">8</text:span> – <text:span text:style-name="T47">JM</text:span><text:span text:style-name="T49">I</text:span></text:p>
      <text:p text:style-name="P25"><text:s text:c="2"/>Usage: <text:span text:style-name="T47">JM</text:span><text:span text:style-name="T49">I</text:span><text:span text:style-name="T47"> (A) </text:span><text:span text:style-name="T49">(B)</text:span>.</text:p>
      <text:p text:style-name="P26"><text:s text:c="2"/><text:span text:style-name="T49">If (A) equals 0, </text:span><text:span text:style-name="T47">Sets PC to (</text:span><text:span text:style-name="T49">B</text:span><text:span text:style-name="T47">) </text:span><text:span text:style-name="T49">only if Zero flag is set</text:span><text:span text:style-name="T47">.</text:span></text:p>
      <text:p text:style-name="P26"><text:s text:c="2"/><text:span text:style-name="T49">If (A) equals 1, </text:span><text:span text:style-name="T47">Sets PC to (</text:span><text:span text:style-name="T49">B</text:span><text:span text:style-name="T47">) </text:span><text:span text:style-name="T49">only if Negative flag is set</text:span><text:span text:style-name="T47">.</text:span></text:p>
      <text:p text:style-name="P26"><text:s text:c="2"/><text:span text:style-name="T49">If (A) equals </text:span><text:span text:style-name="T50">2</text:span><text:span text:style-name="T49">, </text:span><text:span text:style-name="T47">Sets PC to (</text:span><text:span text:style-name="T49">B</text:span><text:span text:style-name="T47">) </text:span><text:span text:style-name="T49">only if </text:span><text:span text:style-name="T50">Overflow</text:span><text:span text:style-name="T49"> flag is set</text:span><text:span text:style-name="T47">.</text:span></text:p>
      <text:p text:style-name="P27">2.<text:span text:style-name="T51">10</text:span>. <text:span text:style-name="T41">0</text:span><text:span text:style-name="T51">9</text:span> – <text:span text:style-name="T52">RAD</text:span></text:p>
      <text:p text:style-name="P27"><text:s text:c="2"/>Usage: <text:span text:style-name="T52">RAD</text:span><text:span text:style-name="T53"> (RA) (RB)</text:span>.</text:p>
      <text:p text:style-name="P28"><text:s text:c="2"/><text:span text:style-name="T53">Stores (RA)+(RB) into (RA).</text:span></text:p>
      <text:p text:style-name="P27">2.<text:span text:style-name="T51">1</text:span><text:span text:style-name="T53">1</text:span>. <text:span text:style-name="T41">0</text:span><text:span text:style-name="T53">A</text:span> – <text:span text:style-name="T52">RADI</text:span></text:p>
      <text:p text:style-name="P27"><text:s text:c="2"/>Usage: <text:span text:style-name="T53">ADDA (RA) (RB) (RC)</text:span>.</text:p>
      <text:p text:style-name="P28"><text:s text:c="2"/><text:span text:style-name="T53">Stores (RA)+(RB) into (RC).</text:span></text:p>
      <text:p text:style-name="P29">2.<text:span text:style-name="T51">1</text:span><text:span text:style-name="T54">2</text:span>. <text:span text:style-name="T41">0</text:span><text:span text:style-name="T54">B</text:span> – <text:span text:style-name="T52">RSU</text:span></text:p>
      <text:p text:style-name="P29"><text:s text:c="2"/>Usage: <text:span text:style-name="T52">RSU</text:span><text:span text:style-name="T53"> (RA) (RB)</text:span>.</text:p>
      <text:p text:style-name="P30"><text:s text:c="2"/><text:span text:style-name="T53">Stores (RA)-(RB) into (RA).</text:span></text:p>
      <text:p text:style-name="P29">2.<text:span text:style-name="T51">1</text:span><text:span text:style-name="T54">3</text:span>. <text:span text:style-name="T41">0</text:span><text:span text:style-name="T54">C</text:span> – <text:span text:style-name="T52">RSUI</text:span></text:p>
      <text:p text:style-name="P29"><text:s text:c="2"/>Usage: <text:span text:style-name="T52">RSUI</text:span><text:span text:style-name="T53"> (RA) (RB) (RC)</text:span>.</text:p>
      <text:p text:style-name="P30"><text:s text:c="2"/><text:span text:style-name="T53">Stores (RA)-(RB) into (RC).</text:span></text:p>
      <text:p text:style-name="P31">2.<text:span text:style-name="T51">1</text:span><text:span text:style-name="T54">4</text:span>. <text:span text:style-name="T41">0</text:span><text:span text:style-name="T54">D</text:span> – <text:span text:style-name="T52">RML</text:span></text:p>
      <text:p text:style-name="P31"><text:s text:c="2"/>Usage: <text:span text:style-name="T52">RML</text:span><text:span text:style-name="T53"> (RA) (RB)</text:span>.</text:p>
      <text:p text:style-name="P32"><text:s text:c="2"/><text:span text:style-name="T53">Stores (RA)</text:span><text:span text:style-name="T54">*</text:span><text:span text:style-name="T53">(RB) into (RA).</text:span></text:p>
      <text:p text:style-name="P31">2.<text:span text:style-name="T51">1</text:span><text:span text:style-name="T54">5</text:span>. <text:span text:style-name="T41">0</text:span><text:span text:style-name="T54">E</text:span> – <text:span text:style-name="T52">RMLI</text:span></text:p>
      <text:p text:style-name="P31"><text:s text:c="2"/>Usage: <text:span text:style-name="T52">RMLI</text:span><text:span text:style-name="T53"> (RA) (RB) (RC)</text:span>.</text:p>
      <text:p text:style-name="P32"><text:s text:c="2"/><text:span text:style-name="T53">Stores (RA)</text:span><text:span text:style-name="T54">*</text:span><text:span text:style-name="T53">(RB) into (RC).</text:span></text:p>
      <text:p text:style-name="P31">2.<text:span text:style-name="T51">1</text:span><text:span text:style-name="T55">6</text:span>. <text:span text:style-name="T41">0</text:span><text:span text:style-name="T55">F</text:span> – <text:span text:style-name="T52">RDV</text:span></text:p>
      <text:p text:style-name="P31"><text:s text:c="2"/>Usage: <text:span text:style-name="T52">RDV</text:span><text:span text:style-name="T53"> (RA) (RB)</text:span>.</text:p>
      <text:p text:style-name="P32"><text:s text:c="2"/><text:span text:style-name="T53">Stores (RA)//(RB) </text:span><text:span text:style-name="T55">((no remainder))</text:span><text:span text:style-name="T53"> into (RA).</text:span></text:p>
      <text:p text:style-name="P33">2.<text:span text:style-name="T51">1</text:span><text:span text:style-name="T55">7</text:span>. <text:span text:style-name="T55">10</text:span> – <text:span text:style-name="T52">RDVI</text:span></text:p>
      <text:p text:style-name="P33"><text:s text:c="2"/>Usage: <text:span text:style-name="T52">RDVI</text:span><text:span text:style-name="T53"> (RA) (RB) (RC)</text:span>.</text:p>
      <text:p text:style-name="P34"><text:s text:c="2"/><text:span text:style-name="T53">Stores (RA)//(RB) </text:span><text:span text:style-name="T55">((no remainder))</text:span><text:span text:style-name="T53"> into (RC).</text:span></text:p>
      <text:p text:style-name="P35"><text:soft-page-break/>2.<text:span text:style-name="T51">1</text:span><text:span text:style-name="T56">8</text:span>. <text:span text:style-name="T55">1</text:span><text:span text:style-name="T56">1</text:span> – <text:span text:style-name="T56">CMP</text:span></text:p>
      <text:p text:style-name="P35"><text:s text:c="2"/>Usage: <text:span text:style-name="T56">CMP</text:span><text:span text:style-name="T53"> (RA) </text:span><text:span text:style-name="T56">(RB)</text:span><text:span text:style-name="T53">.</text:span></text:p>
      <text:p text:style-name="P36"><text:s text:c="2"/><text:span text:style-name="T56">Sets Zero flag if (RA) and (RB) are equal.</text:span></text:p>
      <text:p text:style-name="P37">2.<text:span text:style-name="T51">1</text:span><text:span text:style-name="T57">9</text:span>. <text:span text:style-name="T55">1</text:span><text:span text:style-name="T57">2</text:span> – <text:span text:style-name="T56">CM</text:span><text:span text:style-name="T57">IM</text:span></text:p>
      <text:p text:style-name="P37"><text:s text:c="2"/>Usage: <text:span text:style-name="T56">CMP</text:span><text:span text:style-name="T53"> (RA) </text:span><text:span text:style-name="T56">(</text:span><text:span text:style-name="T57">A</text:span><text:span text:style-name="T56">)</text:span><text:span text:style-name="T53">.</text:span></text:p>
      <text:p text:style-name="P38"><text:s text:c="2"/><text:span text:style-name="T56">Sets Zero flag if (RA) and (</text:span><text:span text:style-name="T57">A</text:span><text:span text:style-name="T56">) are equal.</text:span></text:p>
      <text:p text:style-name="P39">2.<text:span text:style-name="T58">20</text:span>. <text:span text:style-name="T55">1</text:span><text:span text:style-name="T58">3</text:span> – <text:span text:style-name="T58">AND</text:span></text:p>
      <text:p text:style-name="P39"><text:s text:c="2"/>Usage: <text:span text:style-name="T58">AND</text:span><text:span text:style-name="T53"> (RA) </text:span><text:span text:style-name="T56">(</text:span><text:span text:style-name="T58">RB</text:span><text:span text:style-name="T56">) </text:span><text:span text:style-name="T58">(RC)</text:span><text:span text:style-name="T53">.</text:span></text:p>
      <text:p text:style-name="P40"><text:s text:c="2"/><text:span text:style-name="T58">Bitwise </text:span><text:span text:style-name="T59">AND</text:span><text:span text:style-name="T58"> between (RA) and (RB). Stored in (RC).</text:span></text:p>
      <text:p text:style-name="P39">2.<text:span text:style-name="T58">2</text:span><text:span text:style-name="T59">1</text:span>. <text:span text:style-name="T55">1</text:span><text:span text:style-name="T59">4</text:span> – <text:span text:style-name="T59">OR</text:span></text:p>
      <text:p text:style-name="P39"><text:s text:c="2"/>Usage: <text:span text:style-name="T59">OR</text:span><text:span text:style-name="T53"> (RA) </text:span><text:span text:style-name="T56">(</text:span><text:span text:style-name="T58">RB</text:span><text:span text:style-name="T56">) </text:span><text:span text:style-name="T58">(RC)</text:span><text:span text:style-name="T53">.</text:span></text:p>
      <text:p text:style-name="P40"><text:s text:c="2"/><text:span text:style-name="T58">Bitwise </text:span><text:span text:style-name="T59">OR</text:span><text:span text:style-name="T58"> between (RA) and (RB). Stored in (RC).</text:span></text:p>
      <text:p text:style-name="P39">2.<text:span text:style-name="T58">2</text:span><text:span text:style-name="T59">2</text:span>. <text:span text:style-name="T55">1</text:span><text:span text:style-name="T59">5</text:span> – <text:span text:style-name="T59">XOR</text:span></text:p>
      <text:p text:style-name="P39"><text:s text:c="2"/>Usage: <text:span text:style-name="T59">XOR</text:span><text:span text:style-name="T53"> (RA) </text:span><text:span text:style-name="T56">(</text:span><text:span text:style-name="T58">RB</text:span><text:span text:style-name="T56">) </text:span><text:span text:style-name="T58">(RC)</text:span><text:span text:style-name="T53">.</text:span></text:p>
      <text:p text:style-name="P40"><text:s text:c="2"/><text:span text:style-name="T58">Bitwise </text:span><text:span text:style-name="T59">XOR</text:span><text:span text:style-name="T58"> between (RA) and (RB). Stored in (RC).</text:span></text:p>
      <text:p text:style-name="P41">2.<text:span text:style-name="T58">2</text:span><text:span text:style-name="T59">3</text:span>. <text:span text:style-name="T55">1</text:span><text:span text:style-name="T59">6</text:span> – <text:span text:style-name="T59">NAND</text:span></text:p>
      <text:p text:style-name="P41"><text:s text:c="2"/>Usage: <text:span text:style-name="T59">NAND</text:span><text:span text:style-name="T53"> (RA) </text:span><text:span text:style-name="T56">(</text:span><text:span text:style-name="T58">RB</text:span><text:span text:style-name="T56">) </text:span><text:span text:style-name="T58">(RC)</text:span><text:span text:style-name="T53">.</text:span></text:p>
      <text:p text:style-name="P42"><text:s text:c="2"/><text:span text:style-name="T58">Bitwise </text:span><text:span text:style-name="T59">NAND (Bitwise AND + Bitwise NOT)</text:span><text:span text:style-name="T58"> between (RA) and (RB). Stored in (RC).</text:span></text:p>
      <text:p text:style-name="P43">2.<text:span text:style-name="T58">2</text:span><text:span text:style-name="T60">4</text:span>. <text:span text:style-name="T55">1</text:span><text:span text:style-name="T60">7</text:span> – <text:span text:style-name="T60">NOR</text:span></text:p>
      <text:p text:style-name="P43"><text:s text:c="2"/>Usage: <text:span text:style-name="T60">NOR</text:span><text:span text:style-name="T53"> (RA) </text:span><text:span text:style-name="T56">(</text:span><text:span text:style-name="T58">RB</text:span><text:span text:style-name="T56">) </text:span><text:span text:style-name="T58">(RC)</text:span><text:span text:style-name="T53">.</text:span></text:p>
      <text:p text:style-name="P44"><text:s text:c="2"/><text:span text:style-name="T58">Bitwise </text:span><text:span text:style-name="T59">N</text:span><text:span text:style-name="T60">OR</text:span><text:span text:style-name="T59"> (Bitwise </text:span><text:span text:style-name="T60">OR</text:span><text:span text:style-name="T59"> + Bitwise NOT)</text:span><text:span text:style-name="T58"> between (RA) and (RB). Stored in (RC).</text:span></text:p>
      <text:p text:style-name="P43">2.<text:span text:style-name="T58">2</text:span><text:span text:style-name="T61">5</text:span>. <text:span text:style-name="T55">1</text:span><text:span text:style-name="T61">8</text:span> – <text:span text:style-name="T61">NOT</text:span></text:p>
      <text:p text:style-name="P43"><text:s text:c="2"/>Usage: <text:span text:style-name="T61">NOT</text:span><text:span text:style-name="T53"> (RA).</text:span></text:p>
      <text:p text:style-name="P44"><text:s text:c="2"/><text:span text:style-name="T58">Bitwise </text:span><text:span text:style-name="T59">N</text:span><text:span text:style-name="T60">O</text:span><text:span text:style-name="T61">T from (RA) register</text:span><text:span text:style-name="T58">.</text:span></text:p>
      <text:p text:style-name="P45">2.33. 20 – RDD</text:p>
      <text:p text:style-name="P46"><text:s text:c="2"/>Usage: RDD (R<text:span text:style-name="T62">A</text:span>) (R<text:span text:style-name="T62">B</text:span>).</text:p>
      <text:p text:style-name="P47"><text:s text:c="2"/>Loads a byte from the disk at position in the (RA) register, storing it in the (RB) register.</text:p>
      <text:p text:style-name="P48">2.3<text:span text:style-name="T63">4</text:span>. 2<text:span text:style-name="T64">1</text:span> – <text:span text:style-name="T65">LOD%16</text:span></text:p>
      <text:p text:style-name="P48"><text:s text:c="2"/>Usage: <text:span text:style-name="T65">LOD%</text:span><text:span text:style-name="T63">16</text:span> (R<text:span text:style-name="T62">A</text:span>) (<text:span text:style-name="T64">~</text:span><text:span text:style-name="T62">B</text:span>).</text:p>
      <text:p text:style-name="P49"><text:s text:c="2"/>Loads a byte from the <text:span text:style-name="T66">memory</text:span> at position (<text:span text:style-name="T64">~B</text:span>), storing it in the (R<text:span text:style-name="T64">A</text:span>) register <text:span text:style-name="T64">((16-bit)).</text:span></text:p>
      <text:p text:style-name="P48">2.3<text:span text:style-name="T63">5</text:span>. 2<text:span text:style-name="T63">2</text:span> – <text:span text:style-name="T65">LOD%</text:span><text:span text:style-name="T63">32</text:span></text:p>
      <text:p text:style-name="P48"><text:s text:c="2"/>Usage: <text:span text:style-name="T65">LOD%</text:span><text:span text:style-name="T63">32</text:span> (R<text:span text:style-name="T62">A</text:span>) (<text:span text:style-name="T64">~</text:span><text:span text:style-name="T62">B</text:span>).</text:p>
      <text:p text:style-name="P49"><text:s text:c="2"/>Loads a <text:span text:style-name="T67">word</text:span> from the <text:span text:style-name="T66">memory</text:span> at position (<text:span text:style-name="T64">~B</text:span>), storing it in the (R<text:span text:style-name="T64">A</text:span>) register <text:span text:style-name="T64">((</text:span><text:span text:style-name="T63">32</text:span><text:span text:style-name="T64">-bit)).</text:span></text:p>
      <text:p text:style-name="P48">2.3<text:span text:style-name="T63">6</text:span>. 2<text:span text:style-name="T63">3</text:span> – <text:span text:style-name="T63">LODU</text:span></text:p>
      <text:p text:style-name="P48"><text:s text:c="2"/>Usage: <text:span text:style-name="T65">LOD</text:span><text:span text:style-name="T63">U (A)</text:span> (R<text:span text:style-name="T62">A</text:span>) (<text:span text:style-name="T64">~</text:span><text:span text:style-name="T62">B</text:span>).</text:p>
      <text:p text:style-name="P49"><text:s text:c="2"/>Loads <text:span text:style-name="T68">(A)</text:span> byte<text:span text:style-name="T68">s</text:span> from the <text:span text:style-name="T66">memory</text:span> at position (<text:span text:style-name="T64">~B</text:span>), storing it in the (R<text:span text:style-name="T64">A</text:span>) register<text:span text:style-name="T64">.</text:span></text:p>
      <text:p text:style-name="P48">2.<text:span text:style-name="T69">65</text:span>. <text:span text:style-name="T69">4</text:span>0 – <text:span text:style-name="T69">LAB%16</text:span></text:p>
      <text:p text:style-name="P50"><text:s text:c="2"/>Usage: <text:span text:style-name="T69">LAB%16</text:span> (R<text:span text:style-name="T62">A</text:span>) (<text:span text:style-name="T70">A</text:span>).</text:p>
      <text:p text:style-name="P51"><text:s text:c="2"/><text:span text:style-name="T69">Sets register (RA) to value (A) ((16-bit)).</text:span></text:p>
      <text:p text:style-name="P52">2.<text:span text:style-name="T69">66</text:span>. <text:span text:style-name="T69">41</text:span> – <text:span text:style-name="T69">LAB%32</text:span></text:p>
      <text:p text:style-name="P52"><text:s text:c="2"/>Usage: <text:span text:style-name="T69">LAB%32</text:span> (R<text:span text:style-name="T62">A</text:span>) (<text:span text:style-name="T70">A</text:span>).</text:p>
      <text:p text:style-name="P53"><text:s text:c="2"/><text:span text:style-name="T69">Sets register (RA) to value (A) ((32-bit)).</text:span></text:p>
      <text:p text:style-name="P52">2.<text:span text:style-name="T69">6</text:span><text:span text:style-name="T47">7</text:span>. <text:span text:style-name="T69">4</text:span><text:span text:style-name="T47">2</text:span> – <text:span text:style-name="T69">LA</text:span><text:span text:style-name="T47">R</text:span><text:span text:style-name="T69">%</text:span><text:span text:style-name="T71">16</text:span></text:p>
      <text:p text:style-name="P52"><text:s text:c="2"/>Usage: <text:span text:style-name="T69">LA</text:span><text:span text:style-name="T47">R</text:span><text:span text:style-name="T69">%</text:span><text:span text:style-name="T47">16</text:span> (R<text:span text:style-name="T62">A</text:span>) (<text:span text:style-name="T72">RB</text:span>).</text:p>
      <text:p text:style-name="P53"><text:s text:c="2"/><text:span text:style-name="T69">Sets register (RA) to value </text:span><text:span text:style-name="T47">from register </text:span><text:span text:style-name="T69">(</text:span><text:span text:style-name="T47">RB</text:span><text:span text:style-name="T69">) ((</text:span><text:span text:style-name="T47">16</text:span><text:span text:style-name="T69">-bit)).</text:span></text:p>
      <text:p text:style-name="P52">2.<text:span text:style-name="T69">6</text:span><text:span text:style-name="T47">8</text:span>. <text:span text:style-name="T69">4</text:span><text:span text:style-name="T47">3</text:span> – <text:span text:style-name="T69">LA</text:span><text:span text:style-name="T47">R</text:span><text:span text:style-name="T69">%</text:span><text:span text:style-name="T47">32</text:span></text:p>
      <text:p text:style-name="P52"><text:soft-page-break/><text:s text:c="2"/>Usage: <text:span text:style-name="T69">LA</text:span><text:span text:style-name="T47">R</text:span><text:span text:style-name="T69">%</text:span><text:span text:style-name="T47">32</text:span> (R<text:span text:style-name="T62">A</text:span>) (<text:span text:style-name="T72">RB</text:span>).</text:p>
      <text:p text:style-name="P53"><text:s text:c="2"/><text:span text:style-name="T69">Sets register (RA) to value </text:span><text:span text:style-name="T47">from register </text:span><text:span text:style-name="T69">(</text:span><text:span text:style-name="T47">RB</text:span><text:span text:style-name="T69">) ((</text:span><text:span text:style-name="T47">32</text:span><text:span text:style-name="T69">-bit)).</text:span></text:p>
      <text:p text:style-name="P53"/>
      <text:p text:style-name="P54"><text:span text:style-name="T22">3</text:span>. <text:span text:style-name="T22">Kernel calls</text:span></text:p>
      <text:p text:style-name="P55">3.1. Calling convention</text:p>
      <text:p text:style-name="P56"><text:s text:c="2"/><text:span text:style-name="T52">Arguments are given through the stack, where the first popped value is ARG1, second is ARG2, and so on.</text:span></text:p>
      <text:p text:style-name="P56"><text:s text:c="2"/><text:span text:style-name="T73">Return value is </text:span><text:span text:style-name="T74">stored in </text:span><text:span text:style-name="T75">(V)</text:span><text:span text:style-name="T74"> ((8-bit))</text:span><text:span text:style-name="T73">.</text:span></text:p>
      <text:p text:style-name="P57">3.2. 00 – EXIT</text:p>
      <text:p text:style-name="P58"><text:s text:c="2"/><text:span text:style-name="T22">Exits with the (ARG1) exit code.</text:span></text:p>
      <text:p text:style-name="P57">3.<text:span text:style-name="T76">3</text:span>. 0<text:span text:style-name="T76">1</text:span> – <text:span text:style-name="T76">WCHAR</text:span></text:p>
      <text:p text:style-name="P59"><text:s text:c="2"/><text:span text:style-name="T76">Writes the character (ARG2) </text:span><text:span text:style-name="T77">to the standart output</text:span><text:span text:style-name="T76">.</text:span></text:p>
      <text:p text:style-name="P59"><text:s text:c="2"/><text:span text:style-name="T78">Returns 0 to (R6) if write succeded.</text:span></text:p>
      <text:p text:style-name="P59"><text:s text:c="2"/><text:span text:style-name="T78">Returns 1 to (R6) else.</text:span></text:p>
      <text:p text:style-name="P6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/>
      <style:text-properties fo:color="#3465a4" loext:opacity="100%" style:font-name="DejaVu Sans Condensed" fo:font-size="8pt" officeooo:rsid="00155fa1" officeooo:paragraph-rsid="0065032c"/>
    </style:style>
    <style:style style:name="MP2" style:family="paragraph" style:parent-style-name="Standard">
      <style:paragraph-properties fo:text-align="end" style:justify-single-word="false"/>
      <style:text-properties fo:color="#3465a4" loext:opacity="100%" style:font-name="DejaVu Sans Condensed" fo:font-size="8pt" officeooo:rsid="00155fa1" officeooo:paragraph-rsid="00651cd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Endnote">
      <style:header>
        <text:p text:style-name="MP1">GovnBin manual (Govno Core 32)</text:p>
      </style:header>
    </style:master-page>
    <style:master-page style:name="Envelope" style:page-layout-name="Mpm2" draw:style-name="Mdp1"/>
    <style:master-page style:name="Endnote" style:page-layout-name="Mpm3" draw:style-name="Mdp1">
      <style:header>
        <text:p text:style-name="MP2">GovnBin manual (Govno Core 32)</text:p>
      </style:header>
    </style:master-page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Index" style:page-layout-name="Mpm4" draw:style-name="Mdp1"/>
    <style:master-page style:name="HTML" style:page-layout-name="Mpm7" draw:style-name="Mdp1"/>
    <style:master-page style:name="Foot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20:43:13.233651371</meta:creation-date>
    <dc:date>2024-10-01T16:17:59.467376129</dc:date>
    <meta:editing-duration>PT5H11M33S</meta:editing-duration>
    <meta:editing-cycles>87</meta:editing-cycles>
    <meta:generator>LibreOffice/24.8.2.1$Linux_X86_64 LibreOffice_project/480$Build-1</meta:generator>
    <meta:document-statistic meta:table-count="0" meta:image-count="0" meta:object-count="0" meta:page-count="4" meta:paragraph-count="151" meta:word-count="823" meta:character-count="5093" meta:non-whitespace-character-count="3851"/>
  </office:meta>
</office:document-meta>
</file>